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komplexe-crud-befehle"/>Komplexe CRUD-Befehle<text:bookmark-end text:name="komplexe-crud-befehle"/></text:h>
      <text:p text:style-name="First_20_paragraph">** Dieses Kapitel ist in Bearbeitung **</text:p>
      <text:list xml:id="list2805240538" text:style-name="L1">
        <text:list-item>
          <text:p text:style-name="P4">Integritäten revisit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13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/><text:s text:c="3"/><text:chapter text:display="name" text:outline-level="1"/><text:s/></text:p>
      </style:header-left>
      <style:footer>
        <text:p text:style-name="MP3"><text:span text:style-name="MT1"><text:file-name text:display="name-and-extension">13-komplexe-CRUD-Befehle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7Z</meta:creation-date>
    <dc:date>2020-03-15T07:46:33.603000000</dc:date>
    <meta:editing-duration>PT2M41S</meta:editing-duration>
    <meta:editing-cycles>1</meta:editing-cycles>
    <meta:document-statistic meta:table-count="0" meta:image-count="0" meta:object-count="0" meta:page-count="1" meta:paragraph-count="6" meta:word-count="22" meta:character-count="182" meta:non-whitespace-character-count="158"/>
    <meta:user-defined meta:name="VersionODT">0.3 (05.02.2020)</meta:user-defined>
    <meta:user-defined meta:name="numbersections">True</meta:user-defined>
  </office:meta>
</office:document-meta>
</file>